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8pt" fo:font-weight="bold" officeooo:rsid="00021694" officeooo:paragraph-rsid="00021694" style:font-size-asian="15.75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8pt" fo:font-weight="bold" officeooo:rsid="00021694" officeooo:paragraph-rsid="0019f5ac" style:font-size-asian="15.75pt" style:font-weight-asian="bold" style:font-size-complex="18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8pt" fo:font-weight="bold" officeooo:rsid="00021694" officeooo:paragraph-rsid="00021694" style:font-size-asian="15.75pt" style:font-weight-asian="bold" style:font-size-complex="18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8pt" fo:font-weight="bold" officeooo:rsid="0019f5ac" officeooo:paragraph-rsid="0019f5ac" style:font-size-asian="15.75pt" style:font-weight-asian="bold" style:font-size-complex="18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5pt" fo:font-weight="normal" officeooo:rsid="00021694" officeooo:paragraph-rsid="00021694" style:font-size-asian="13.1000003814697pt" style:font-weight-asian="normal" style:font-size-complex="15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5pt" fo:font-weight="normal" officeooo:rsid="0002b7dd" officeooo:paragraph-rsid="0002b7dd" style:font-size-asian="13.1000003814697pt" style:font-weight-asian="normal" style:font-size-complex="15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5pt" fo:font-weight="normal" officeooo:rsid="0002b7dd" officeooo:paragraph-rsid="00034960" style:font-size-asian="13.1000003814697pt" style:font-weight-asian="normal" style:font-size-complex="15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5pt" fo:font-weight="normal" officeooo:rsid="0002b7dd" officeooo:paragraph-rsid="0006ac3c" style:font-size-asian="13.1000003814697pt" style:font-weight-asian="normal" style:font-size-complex="15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5pt" fo:font-weight="normal" officeooo:rsid="0002b7dd" officeooo:paragraph-rsid="00136c94" style:font-size-asian="13.1000003814697pt" style:font-weight-asian="normal" style:font-size-complex="15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5pt" fo:font-weight="normal" officeooo:rsid="00034960" officeooo:paragraph-rsid="00034960" style:font-size-asian="13.1000003814697pt" style:font-weight-asian="normal" style:font-size-complex="15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5pt" fo:font-weight="normal" officeooo:rsid="00034960" officeooo:paragraph-rsid="00136c94" style:font-size-asian="13.1000003814697pt" style:font-weight-asian="normal" style:font-size-complex="15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5pt" fo:font-weight="normal" officeooo:rsid="000399ec" officeooo:paragraph-rsid="000399ec" style:font-size-asian="13.1000003814697pt" style:font-weight-asian="normal" style:font-size-complex="15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5pt" fo:font-weight="normal" officeooo:rsid="0006ac3c" officeooo:paragraph-rsid="0006ac3c" style:font-size-asian="13.1000003814697pt" style:font-weight-asian="normal" style:font-size-complex="15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5pt" fo:font-weight="normal" officeooo:rsid="00072b05" officeooo:paragraph-rsid="00072b05" style:font-size-asian="13.1000003814697pt" style:font-weight-asian="normal" style:font-size-complex="15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5pt" fo:font-weight="normal" officeooo:rsid="0011d8ec" officeooo:paragraph-rsid="0011d8ec" style:font-size-asian="13.1000003814697pt" style:font-weight-asian="normal" style:font-size-complex="15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5pt" fo:font-weight="normal" officeooo:rsid="0013d597" officeooo:paragraph-rsid="0013d597" style:font-size-asian="13.1000003814697pt" style:font-weight-asian="normal" style:font-size-complex="15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5pt" fo:font-weight="normal" officeooo:rsid="00136c94" officeooo:paragraph-rsid="000d35ea" style:font-size-asian="13.1000003814697pt" style:font-weight-asian="normal" style:font-size-complex="15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5pt" fo:font-weight="normal" officeooo:rsid="001457b1" officeooo:paragraph-rsid="001457b1" style:font-size-asian="13.1000003814697pt" style:font-weight-asian="normal" style:font-size-complex="15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5pt" fo:font-weight="normal" officeooo:rsid="00164a7f" officeooo:paragraph-rsid="00164a7f" style:font-size-asian="13.1000003814697pt" style:font-weight-asian="normal" style:font-size-complex="15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5pt" fo:font-weight="normal" officeooo:rsid="00164a7f" officeooo:paragraph-rsid="0030601d" style:font-size-asian="13.1000003814697pt" style:font-weight-asian="normal" style:font-size-complex="15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5pt" fo:font-weight="normal" officeooo:rsid="0017f137" officeooo:paragraph-rsid="0017f137" style:font-size-asian="13.1000003814697pt" style:font-weight-asian="normal" style:font-size-complex="15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5pt" fo:font-weight="normal" officeooo:rsid="0019f5ac" officeooo:paragraph-rsid="0019f5ac" style:font-size-asian="13.1000003814697pt" style:font-weight-asian="normal" style:font-size-complex="15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5pt" fo:font-weight="normal" officeooo:rsid="001aa7ab" officeooo:paragraph-rsid="001aa7ab" style:font-size-asian="13.1000003814697pt" style:font-weight-asian="normal" style:font-size-complex="15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5pt" fo:font-weight="normal" officeooo:rsid="001bac86" officeooo:paragraph-rsid="001bac86" style:font-size-asian="13.1000003814697pt" style:font-weight-asian="normal" style:font-size-complex="15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5pt" fo:font-weight="normal" officeooo:rsid="001d798a" officeooo:paragraph-rsid="001d798a" style:font-size-asian="13.1000003814697pt" style:font-weight-asian="normal" style:font-size-complex="15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5pt" fo:font-weight="normal" officeooo:rsid="0024cfdd" officeooo:paragraph-rsid="0024cfdd" style:font-size-asian="13.1000003814697pt" style:font-weight-asian="normal" style:font-size-complex="15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5pt" fo:font-weight="normal" officeooo:rsid="0025970c" officeooo:paragraph-rsid="0025970c" style:font-size-asian="13.1000003814697pt" style:font-weight-asian="normal" style:font-size-complex="15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5pt" fo:font-weight="normal" officeooo:rsid="0026bc82" officeooo:paragraph-rsid="0026bc82" style:font-size-asian="13.1000003814697pt" style:font-weight-asian="normal" style:font-size-complex="15pt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5pt" fo:font-weight="normal" officeooo:rsid="0028294b" officeooo:paragraph-rsid="0028294b" style:font-size-asian="13.1000003814697pt" style:font-weight-asian="normal" style:font-size-complex="15pt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ize="15pt" fo:font-weight="normal" officeooo:rsid="0030601d" officeooo:paragraph-rsid="0030601d" style:font-size-asian="13.1000003814697pt" style:font-weight-asian="normal" style:font-size-complex="15pt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15pt" fo:font-weight="normal" officeooo:rsid="00309971" officeooo:paragraph-rsid="00309971" style:font-size-asian="13.1000003814697pt" style:font-weight-asian="normal" style:font-size-complex="15pt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ize="15pt" fo:font-weight="normal" officeooo:rsid="0030d90e" officeooo:paragraph-rsid="0030d90e" style:font-size-asian="13.1000003814697pt" style:font-weight-asian="normal" style:font-size-complex="15pt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size="15pt" fo:font-weight="normal" officeooo:rsid="00322f22" officeooo:paragraph-rsid="00322f22" style:font-size-asian="13.1000003814697pt" style:font-weight-asian="normal" style:font-size-complex="15pt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size="15pt" fo:font-weight="normal" officeooo:rsid="0033eeea" officeooo:paragraph-rsid="0033eeea" style:font-size-asian="13.1000003814697pt" style:font-weight-asian="normal" style:font-size-complex="15pt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size="15pt" fo:font-weight="normal" officeooo:rsid="0035c9ac" officeooo:paragraph-rsid="0035c9ac" style:font-size-asian="13.1000003814697pt" style:font-weight-asian="normal" style:font-size-complex="15pt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size="15pt" fo:font-weight="normal" officeooo:rsid="003746d6" officeooo:paragraph-rsid="003746d6" style:font-size-asian="13.1000003814697pt" style:font-weight-asian="normal" style:font-size-complex="15pt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size="15pt" fo:font-weight="normal" officeooo:rsid="00267391" officeooo:paragraph-rsid="00267391" style:font-size-asian="13.1000003814697pt" style:font-weight-asian="normal" style:font-size-complex="15pt" style:font-weight-complex="normal"/>
    </style:style>
    <style:style style:name="P38" style:family="paragraph" style:parent-style-name="Standard">
      <style:paragraph-properties fo:text-align="start" style:justify-single-word="false"/>
      <style:text-properties fo:font-size="15pt" fo:font-weight="normal" officeooo:rsid="0029828c" officeooo:paragraph-rsid="0028294b" style:font-size-asian="13.1000003814697pt" style:font-weight-asian="normal" style:font-size-complex="15pt" style:font-weight-complex="normal"/>
    </style:style>
    <style:style style:name="P39" style:family="paragraph" style:parent-style-name="Standard">
      <style:paragraph-properties fo:text-align="start" style:justify-single-word="false"/>
      <style:text-properties fo:font-size="15pt" fo:font-weight="normal" officeooo:rsid="00387b5f" officeooo:paragraph-rsid="00387b5f" style:font-size-asian="13.1000003814697pt" style:font-weight-asian="normal" style:font-size-complex="15pt" style:font-weight-complex="normal"/>
    </style:style>
    <style:style style:name="P40" style:family="paragraph" style:parent-style-name="Standard">
      <style:paragraph-properties fo:text-align="start" style:justify-single-word="false"/>
      <style:text-properties fo:font-size="15pt" fo:font-weight="normal" officeooo:rsid="003a1156" officeooo:paragraph-rsid="003a1156" style:font-size-asian="13.1000003814697pt" style:font-weight-asian="normal" style:font-size-complex="15pt" style:font-weight-complex="normal"/>
    </style:style>
    <style:style style:name="P41" style:family="paragraph" style:parent-style-name="Standard">
      <style:paragraph-properties fo:text-align="start" style:justify-single-word="false"/>
      <style:text-properties fo:font-size="15pt" fo:font-weight="normal" officeooo:rsid="003b4ab1" officeooo:paragraph-rsid="003b4ab1" style:font-size-asian="13.1000003814697pt" style:font-weight-asian="normal" style:font-size-complex="15pt" style:font-weight-complex="normal"/>
    </style:style>
    <style:style style:name="P42" style:family="paragraph" style:parent-style-name="Standard">
      <style:paragraph-properties fo:text-align="start" style:justify-single-word="false"/>
      <style:text-properties fo:font-size="15pt" fo:font-weight="bold" officeooo:rsid="0017f137" officeooo:paragraph-rsid="0017f137" style:font-size-asian="13.1000003814697pt" style:font-weight-asian="bold" style:font-size-complex="15pt" style:font-weight-complex="bold"/>
    </style:style>
    <style:style style:name="P43" style:family="paragraph" style:parent-style-name="Standard">
      <style:paragraph-properties fo:text-align="start" style:justify-single-word="false"/>
      <style:text-properties fo:font-size="15pt" fo:font-weight="bold" officeooo:rsid="0024cfdd" officeooo:paragraph-rsid="0024cfdd" style:font-size-asian="13.1000003814697pt" style:font-weight-asian="bold" style:font-size-complex="15pt" style:font-weight-complex="bold"/>
    </style:style>
    <style:style style:name="P44" style:family="paragraph" style:parent-style-name="Standard">
      <style:paragraph-properties fo:text-align="start" style:justify-single-word="false"/>
      <style:text-properties fo:font-size="15pt" fo:font-weight="bold" officeooo:rsid="0025970c" officeooo:paragraph-rsid="0025970c" style:font-size-asian="13.1000003814697pt" style:font-weight-asian="bold" style:font-size-complex="15pt" style:font-weight-complex="bold"/>
    </style:style>
    <style:style style:name="P45" style:family="paragraph" style:parent-style-name="Standard">
      <style:paragraph-properties fo:text-align="start" style:justify-single-word="false"/>
      <style:text-properties fo:font-size="15pt" fo:font-weight="bold" officeooo:rsid="00267391" officeooo:paragraph-rsid="00267391" style:font-size-asian="13.1000003814697pt" style:font-weight-asian="bold" style:font-size-complex="15pt" style:font-weight-complex="bold"/>
    </style:style>
    <style:style style:name="P46" style:family="paragraph" style:parent-style-name="Standard">
      <style:paragraph-properties fo:text-align="start" style:justify-single-word="false"/>
      <style:text-properties fo:font-size="15pt" fo:font-weight="bold" officeooo:rsid="0026bc82" officeooo:paragraph-rsid="0026bc82" style:font-size-asian="13.1000003814697pt" style:font-weight-asian="bold" style:font-size-complex="15pt" style:font-weight-complex="bold"/>
    </style:style>
    <style:style style:name="P47" style:family="paragraph" style:parent-style-name="Standard">
      <style:paragraph-properties fo:text-align="start" style:justify-single-word="false"/>
      <style:text-properties fo:font-size="15pt" fo:font-weight="bold" officeooo:rsid="002795e8" officeooo:paragraph-rsid="002795e8" style:font-size-asian="13.1000003814697pt" style:font-weight-asian="bold" style:font-size-complex="15pt" style:font-weight-complex="bold"/>
    </style:style>
    <style:style style:name="P48" style:family="paragraph" style:parent-style-name="Standard">
      <style:paragraph-properties fo:text-align="start" style:justify-single-word="false"/>
      <style:text-properties fo:font-size="15pt" fo:font-weight="bold" officeooo:rsid="0028294b" officeooo:paragraph-rsid="0028294b" style:font-size-asian="13.1000003814697pt" style:font-weight-asian="bold" style:font-size-complex="15pt" style:font-weight-complex="bold"/>
    </style:style>
    <style:style style:name="P49" style:family="paragraph" style:parent-style-name="Standard">
      <style:paragraph-properties fo:text-align="start" style:justify-single-word="false"/>
      <style:text-properties fo:font-size="15pt" fo:font-weight="bold" officeooo:rsid="002fd738" officeooo:paragraph-rsid="002fd738" style:font-size-asian="13.1000003814697pt" style:font-weight-asian="bold" style:font-size-complex="15pt" style:font-weight-complex="bold"/>
    </style:style>
    <style:style style:name="P50" style:family="paragraph" style:parent-style-name="Standard">
      <style:paragraph-properties fo:text-align="start" style:justify-single-word="false"/>
      <style:text-properties fo:font-size="15pt" fo:font-weight="bold" officeooo:rsid="00301303" officeooo:paragraph-rsid="00301303" style:font-size-asian="13.1000003814697pt" style:font-weight-asian="bold" style:font-size-complex="15pt" style:font-weight-complex="bold"/>
    </style:style>
    <style:style style:name="P51" style:family="paragraph" style:parent-style-name="Standard">
      <style:paragraph-properties fo:text-align="start" style:justify-single-word="false"/>
      <style:text-properties fo:font-size="15pt" fo:font-weight="bold" officeooo:rsid="0030601d" officeooo:paragraph-rsid="0030601d" style:font-size-asian="13.1000003814697pt" style:font-weight-asian="bold" style:font-size-complex="15pt" style:font-weight-complex="bold"/>
    </style:style>
    <style:style style:name="P52" style:family="paragraph" style:parent-style-name="Standard">
      <style:paragraph-properties fo:text-align="start" style:justify-single-word="false"/>
      <style:text-properties fo:font-size="15pt" fo:font-weight="bold" officeooo:rsid="0030d90e" officeooo:paragraph-rsid="0030d90e" style:font-size-asian="13.1000003814697pt" style:font-weight-asian="bold" style:font-size-complex="15pt" style:font-weight-complex="bold"/>
    </style:style>
    <style:style style:name="P53" style:family="paragraph" style:parent-style-name="Standard">
      <style:paragraph-properties fo:text-align="start" style:justify-single-word="false"/>
      <style:text-properties fo:font-size="15pt" fo:font-weight="bold" officeooo:rsid="0030e31e" officeooo:paragraph-rsid="0030e31e" style:font-size-asian="13.1000003814697pt" style:font-weight-asian="bold" style:font-size-complex="15pt" style:font-weight-complex="bold"/>
    </style:style>
    <style:style style:name="P54" style:family="paragraph" style:parent-style-name="Standard">
      <style:paragraph-properties fo:text-align="start" style:justify-single-word="false"/>
      <style:text-properties fo:font-size="15pt" fo:font-weight="bold" officeooo:rsid="003695e1" officeooo:paragraph-rsid="003695e1" style:font-size-asian="13.1000003814697pt" style:font-weight-asian="bold" style:font-size-complex="15pt" style:font-weight-complex="bold"/>
    </style:style>
    <style:style style:name="P55" style:family="paragraph" style:parent-style-name="Standard">
      <style:paragraph-properties fo:text-align="start" style:justify-single-word="false"/>
      <style:text-properties fo:font-size="15pt" fo:font-weight="bold" officeooo:rsid="003a1156" officeooo:paragraph-rsid="003a1156" style:font-size-asian="13.1000003814697pt" style:font-weight-asian="bold" style:font-size-complex="15pt" style:font-weight-complex="bold"/>
    </style:style>
    <style:style style:name="P56" style:family="paragraph" style:parent-style-name="Standard">
      <style:paragraph-properties fo:text-align="start" style:justify-single-word="false"/>
      <style:text-properties fo:font-size="15pt" fo:font-weight="bold" officeooo:rsid="003b4ab1" officeooo:paragraph-rsid="003b4ab1" style:font-size-asian="13.1000003814697pt" style:font-weight-asian="bold" style:font-size-complex="15pt" style:font-weight-complex="bold"/>
    </style:style>
    <style:style style:name="P57" style:family="paragraph" style:parent-style-name="Standard">
      <style:paragraph-properties fo:text-align="start" style:justify-single-word="false"/>
      <style:text-properties fo:font-size="15pt" style:text-underline-style="solid" style:text-underline-width="auto" style:text-underline-color="font-color" fo:font-weight="bold" officeooo:rsid="0029d31e" officeooo:paragraph-rsid="0029d31e" style:font-size-asian="13.1000003814697pt" style:font-weight-asian="bold" style:font-size-complex="15pt" style:font-weight-complex="bold"/>
    </style:style>
    <style:style style:name="P58" style:family="paragraph" style:parent-style-name="Standard">
      <style:paragraph-properties fo:text-align="start" style:justify-single-word="false"/>
      <style:text-properties fo:font-size="15pt" style:text-underline-style="none" fo:font-weight="normal" officeooo:rsid="0029d31e" officeooo:paragraph-rsid="0029d31e" style:font-size-asian="13.1000003814697pt" style:font-weight-asian="normal" style:font-size-complex="15pt" style:font-weight-complex="normal"/>
    </style:style>
    <style:style style:name="P59" style:family="paragraph" style:parent-style-name="Standard">
      <style:paragraph-properties fo:text-align="start" style:justify-single-word="false"/>
      <style:text-properties fo:font-size="15pt" style:text-underline-style="none" fo:font-weight="normal" officeooo:rsid="002fd738" officeooo:paragraph-rsid="002fd738" style:font-size-asian="13.1000003814697pt" style:font-weight-asian="normal" style:font-size-complex="15pt" style:font-weight-complex="normal"/>
    </style:style>
    <style:style style:name="P60" style:family="paragraph" style:parent-style-name="Standard">
      <style:paragraph-properties fo:text-align="start" style:justify-single-word="false"/>
      <style:text-properties fo:font-size="15pt" style:text-underline-style="none" fo:font-weight="bold" officeooo:rsid="002b4a34" officeooo:paragraph-rsid="002b4a34" style:font-size-asian="13.1000003814697pt" style:font-weight-asian="bold" style:font-size-complex="15pt" style:font-weight-complex="bold"/>
    </style:style>
    <style:style style:name="P61" style:family="paragraph" style:parent-style-name="Standard">
      <style:paragraph-properties fo:text-align="start" style:justify-single-word="false"/>
      <style:text-properties fo:font-size="15pt" style:text-underline-style="none" fo:font-weight="bold" officeooo:rsid="002e6bba" officeooo:paragraph-rsid="002e6bba" style:font-size-asian="13.1000003814697pt" style:font-weight-asian="bold" style:font-size-complex="15pt" style:font-weight-complex="bold"/>
    </style:style>
    <style:style style:name="P62" style:family="paragraph" style:parent-style-name="Standard">
      <style:paragraph-properties fo:text-align="start" style:justify-single-word="false"/>
      <style:text-properties fo:font-size="15pt" style:text-underline-style="none" fo:font-weight="bold" officeooo:rsid="002fd738" officeooo:paragraph-rsid="002fd738" style:font-size-asian="13.1000003814697pt" style:font-weight-asian="bold" style:font-size-complex="15pt" style:font-weight-complex="bold"/>
    </style:style>
    <style:style style:name="P63" style:family="paragraph" style:parent-style-name="Standard">
      <style:paragraph-properties fo:text-align="start" style:justify-single-word="false"/>
      <style:text-properties fo:font-size="15pt" fo:font-weight="bold" officeooo:rsid="003dc76b" officeooo:paragraph-rsid="003dc76b" style:font-size-asian="13.1000003814697pt" style:font-weight-asian="bold" style:font-size-complex="15pt" style:font-weight-complex="bold"/>
    </style:style>
    <style:style style:name="P64" style:family="paragraph" style:parent-style-name="Standard">
      <style:paragraph-properties fo:text-align="start" style:justify-single-word="false"/>
      <style:text-properties fo:font-size="15pt" fo:font-weight="bold" officeooo:rsid="003f8de1" officeooo:paragraph-rsid="003f8de1" style:font-size-asian="13.1000003814697pt" style:font-weight-asian="bold" style:font-size-complex="15pt" style:font-weight-complex="bold"/>
    </style:style>
    <style:style style:name="P65" style:family="paragraph" style:parent-style-name="Standard">
      <style:paragraph-properties fo:text-align="start" style:justify-single-word="false"/>
      <style:text-properties fo:font-size="15pt" fo:font-weight="bold" officeooo:rsid="00408ef5" officeooo:paragraph-rsid="00408ef5" style:font-size-asian="13.1000003814697pt" style:font-weight-asian="bold" style:font-size-complex="15pt" style:font-weight-complex="bold"/>
    </style:style>
    <style:style style:name="P66" style:family="paragraph" style:parent-style-name="Standard">
      <style:paragraph-properties fo:text-align="start" style:justify-single-word="false"/>
      <style:text-properties fo:font-size="15pt" fo:font-weight="normal" officeooo:rsid="003dc76b" officeooo:paragraph-rsid="003dc76b" style:font-size-asian="13.1000003814697pt" style:font-weight-asian="normal" style:font-size-complex="15pt" style:font-weight-complex="normal"/>
    </style:style>
    <style:style style:name="P67" style:family="paragraph" style:parent-style-name="Standard">
      <style:paragraph-properties fo:text-align="start" style:justify-single-word="false"/>
      <style:text-properties fo:font-size="15pt" fo:font-weight="normal" officeooo:rsid="00408ef5" officeooo:paragraph-rsid="00408ef5" style:font-size-asian="13.1000003814697pt" style:font-weight-asian="normal" style:font-size-complex="15pt" style:font-weight-complex="normal"/>
    </style:style>
    <style:style style:name="P68" style:family="paragraph" style:parent-style-name="Standard">
      <style:paragraph-properties fo:text-align="start" style:justify-single-word="false"/>
      <style:text-properties fo:font-size="15pt" fo:font-weight="normal" officeooo:rsid="0040b3a9" officeooo:paragraph-rsid="0040b3a9" style:font-size-asian="13.1000003814697pt" style:font-weight-asian="normal" style:font-size-complex="15pt" style:font-weight-complex="normal"/>
    </style:style>
    <style:style style:name="P69" style:family="paragraph" style:parent-style-name="Heading_20_1">
      <style:paragraph-properties fo:text-align="start" style:justify-single-word="false"/>
      <style:text-properties fo:font-size="15pt" fo:font-weight="normal" officeooo:rsid="00408ef5" officeooo:paragraph-rsid="00408ef5" fo:background-color="#ffff00" style:font-size-asian="13.1000003814697pt" style:font-weight-asian="normal" style:font-size-complex="15pt" style:font-weight-complex="normal"/>
    </style:style>
    <style:style style:name="T1" style:family="text">
      <style:text-properties officeooo:rsid="0002b7dd"/>
    </style:style>
    <style:style style:name="T2" style:family="text">
      <style:text-properties officeooo:rsid="00034960"/>
    </style:style>
    <style:style style:name="T3" style:family="text">
      <style:text-properties officeooo:rsid="0006ac3c"/>
    </style:style>
    <style:style style:name="T4" style:family="text">
      <style:text-properties officeooo:rsid="00084c5e"/>
    </style:style>
    <style:style style:name="T5" style:family="text">
      <style:text-properties officeooo:rsid="000851b4"/>
    </style:style>
    <style:style style:name="T6" style:family="text">
      <style:text-properties officeooo:rsid="000d35ea"/>
    </style:style>
    <style:style style:name="T7" style:family="text">
      <style:text-properties officeooo:rsid="0011d8ec"/>
    </style:style>
    <style:style style:name="T8" style:family="text">
      <style:text-properties officeooo:rsid="00136c94"/>
    </style:style>
    <style:style style:name="T9" style:family="text">
      <style:text-properties officeooo:rsid="00145167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164a7f" style:font-weight-asian="bold" style:font-weight-complex="bold"/>
    </style:style>
    <style:style style:name="T12" style:family="text">
      <style:text-properties fo:font-weight="bold" officeooo:rsid="0017f137" style:font-weight-asian="bold" style:font-weight-complex="bold"/>
    </style:style>
    <style:style style:name="T13" style:family="text">
      <style:text-properties fo:font-weight="bold" officeooo:rsid="0033eeea" style:font-weight-asian="bold" style:font-weight-complex="bold"/>
    </style:style>
    <style:style style:name="T14" style:family="text">
      <style:text-properties officeooo:rsid="0016af0d"/>
    </style:style>
    <style:style style:name="T15" style:family="text">
      <style:text-properties officeooo:rsid="0017f137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weight="normal" officeooo:rsid="00267391" style:font-weight-asian="normal" style:font-weight-complex="normal"/>
    </style:style>
    <style:style style:name="T18" style:family="text">
      <style:text-properties fo:font-weight="normal" officeooo:rsid="0029828c" style:font-weight-asian="normal" style:font-weight-complex="normal"/>
    </style:style>
    <style:style style:name="T19" style:family="text">
      <style:text-properties officeooo:rsid="001a5e1c"/>
    </style:style>
    <style:style style:name="T20" style:family="text">
      <style:text-properties officeooo:rsid="001aa7ab"/>
    </style:style>
    <style:style style:name="T21" style:family="text">
      <style:text-properties officeooo:rsid="00267391"/>
    </style:style>
    <style:style style:name="T22" style:family="text">
      <style:text-properties style:text-underline-style="none"/>
    </style:style>
    <style:style style:name="T23" style:family="text">
      <style:text-properties style:text-underline-style="none" fo:font-weight="normal" style:font-weight-asian="normal" style:font-weight-complex="normal"/>
    </style:style>
    <style:style style:name="T24" style:family="text">
      <style:text-properties officeooo:rsid="00309971"/>
    </style:style>
    <style:style style:name="T25" style:family="text">
      <style:text-properties officeooo:rsid="0033eeea"/>
    </style:style>
    <style:style style:name="T26" style:family="text">
      <style:text-properties fo:background-color="#ff9900" loext:char-shading-value="0"/>
    </style:style>
    <style:style style:name="T27" style:family="text">
      <style:text-properties fo:background-color="#ff9900" loext:char-shading-value="0"/>
    </style:style>
    <style:style style:name="T28" style:family="text">
      <style:text-properties fo:background-color="#ffffff"/>
    </style:style>
    <style:style style:name="T29" style:family="text">
      <style:text-properties fo:background-color="#6666ff" loext:char-shading-value="0"/>
    </style:style>
    <style:style style:name="T30" style:family="text">
      <style:text-properties fo:background-color="#6666ff" loext:char-shading-value="0"/>
    </style:style>
    <style:style style:name="T31" style:family="text">
      <style:text-properties fo:background-color="#ffff00" loext:char-shading-value="0"/>
    </style:style>
    <style:style style:name="T32" style:family="text">
      <style:text-properties fo:background-color="#ffff00" loext:char-shading-value="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PYTHON 3</text:p>
      <text:p text:style-name="P4">LINUX OS (UBUNTU)</text:p>
      <text:p text:style-name="P1">Command Line:</text:p>
      <text:p text:style-name="P5"><text:span text:style-name="T1">1. </text:span>Root /</text:p>
      <text:p text:style-name="P5"><text:span text:style-name="T1">2. </text:span>Home ~</text:p>
      <text:p text:style-name="P5"><text:span text:style-name="T1">3. </text:span>pwd (print working directory): will tell you the full absolute path of where you’re at.</text:p>
      <text:p text:style-name="P5"/>
      <text:p text:style-name="P6">4. cd (Change directory): followed by the absolute path of the folder will navigate you directly there.</text:p>
      <text:p text:style-name="P8">Ex: <text:span text:style-name="T3">From /User/Documents/Another_Folder, now if we want to go back to /User :</text:span></text:p>
      <text:p text:style-name="P8">cd /User</text:p>
      <text:p text:style-name="P6">- cd .. : back to previous directory</text:p>
      <text:p text:style-name="P6">- cd / : back to root directory</text:p>
      <text:p text:style-name="P6">- <text:span text:style-name="T5">cd – : back to home directory</text:span></text:p>
      <text:p text:style-name="P6">- cp: copy files</text:p>
      <text:p text:style-name="P6">Ex: cp [Name of file that you want to copy] [New name for the new copied file]</text:p>
      <text:p text:style-name="P6"><text:s text:c="7"/>cp Test Testcopy</text:p>
      <text:p text:style-name="P6">- <text:s text:c="4"/>cp [Name of file that you want to copy] [Full path of the new directory that the new copied file will be located]</text:p>
      <text:p text:style-name="P6"><text:s text:c="7"/>cp Test /home/Aaron/Documents</text:p>
      <text:p text:style-name="P5"/>
      <text:p text:style-name="P7">5. rm : remove a file<text:span text:style-name="T2"> (only can remove the file from the current working directory)</text:span></text:p>
      <text:p text:style-name="P11">6. <text:span text:style-name="T6">mkdir (make directory): followed by the name of the new directory will create a new child directory inside the current directory.</text:span></text:p>
      <text:p text:style-name="P9">- <text:span text:style-name="T7">mkdir [nameFolder1] [nameFolder2] : create more than 1 directory</text:span></text:p>
      <text:p text:style-name="P9">- <text:span text:style-name="T8">mkdir animals/salamanders : create a folder in different directory</text:span></text:p>
      <text:p text:style-name="P10">7. rmdir : remove a folder (only can remove a folder in the current working directory, the folder has to be empty).</text:p>
      <text:p text:style-name="P10">8. rm -r <text:s/><text:span text:style-name="T15">(</text:span><text:span text:style-name="T12">r</text:span><text:span text:style-name="T15">ecursive)</text:span>: remove a folder with <text:span text:style-name="T15">all the</text:span> content </text:p>
      <text:p text:style-name="P10">Ex: rm -r [Folder name]</text:p>
      <text:p text:style-name="P10">rm -r Folder</text:p>
      <text:p text:style-name="P21">rm -f (<text:span text:style-name="T10">f</text:span>orce) : to prevent warning</text:p>
      <text:p text:style-name="P21"/>
      <text:p text:style-name="P21">rm -rf </text:p>
      <text:p text:style-name="P12">9. man : stand for manual, use this command to get more information for other command</text:p>
      <text:p text:style-name="P12">Ex: man [Command]</text:p>
      <text:p text:style-name="P12"><text:soft-page-break/>man ls</text:p>
      <text:p text:style-name="P13">10. clear: clear command terminal</text:p>
      <text:p text:style-name="P14">11. ls : list out content within the working directory</text:p>
      <text:p text:style-name="P14">ls can be used to list out content from other directory</text:p>
      <text:p text:style-name="P14">Ex: ls catPhotos/</text:p>
      <text:p text:style-name="P7">- <text:span text:style-name="T4">ls -a : used to list all files (including hidden ones)</text:span></text:p>
      <text:p text:style-name="P7">- <text:span text:style-name="T4">ls -l: for longer format</text:span></text:p>
      <text:p text:style-name="P15">1<text:span text:style-name="T8">2</text:span>. touch : followed by the filename and file-type extension will create a new file of that type.</text:p>
      <text:p text:style-name="P15">Ex: touch favs.txt</text:p>
      <text:p text:style-name="P17">13. mv (move) : files can be moved or renamed using this command, which takes two arguments: the source and the destination (where do you move the file or how do you want to rename it).</text:p>
      <text:p text:style-name="P16"><text:span text:style-name="T10">Ex </text:span><text:span text:style-name="T11">0</text:span><text:span text:style-name="T10">:</text:span> mv favs.txt GOAT.txt : This command will rename file favs.txt to GOAT.txt <text:s/>and the destination will remain the same.</text:p>
      <text:p text:style-name="P16"/>
      <text:p text:style-name="P16"><text:span text:style-name="T10">Ex </text:span><text:span text:style-name="T11">1</text:span><text:span text:style-name="T10">:</text:span> mv GOAT.txt <text:span text:style-name="T9">directory</text:span>/ : <text:span text:style-name="T9">move GOAT.txt to directory</text:span></text:p>
      <text:p text:style-name="P16"/>
      <text:p text:style-name="P18"><text:span text:style-name="T10">Ex </text:span><text:span text:style-name="T11">2</text:span><text:span text:style-name="T10">:</text:span> mv Udemy_Python3/test.txt Documents/ : move test.txt file from folder Udemy_Python3 to Documents folder.</text:p>
      <text:p text:style-name="P18"/>
      <text:p text:style-name="P19"><text:span text:style-name="T10">Ex 3:</text:span> mv Documents/test.txt Udemy_Python3/test1.txt : move and rename test.txt file from Documents folder to Udemy_Python3 folder <text:span text:style-name="T14">(Note: The current directory must be outside of both of these folders).</text:span></text:p>
      <text:p text:style-name="P19"/>
      <text:p text:style-name="P21">14. chmod: Change permission for a file</text:p>
      <text:p text:style-name="P42">Ex 1: <text:span text:style-name="T16"><text:s/>chmod -w : Change WRITE permission </text:span></text:p>
      <text:p text:style-name="P21"/>
      <text:p text:style-name="P4">WINDOWS OS (WINDOWS 10)</text:p>
      <text:p text:style-name="P2">Command Line <text:span text:style-name="T20">(Using PowerShell)</text:span>:</text:p>
      <text:p text:style-name="P22">1. Root: \</text:p>
      <text:p text:style-name="P22">On Windows, the home directory is the username </text:p>
      <text:p text:style-name="P22">Ex: C: \Users\longk : <text:span text:style-name="T19">this is my default home directory in my Dell laptop</text:span></text:p>
      <text:p text:style-name="P22">2. pwd: print working directory</text:p>
      <text:p text:style-name="P22"/>
      <text:p text:style-name="P22">3. cd: change directory</text:p>
      <text:p text:style-name="P22"/>
      <text:p text:style-name="P22">4. <text:span text:style-name="T20">mkdir: make directory</text:span></text:p>
      <text:p text:style-name="P22"/>
      <text:p text:style-name="P23">5. echo $null &gt;&gt; [file name]: Create new file in PowerShell</text:p>
      <text:p text:style-name="P24"><text:soft-page-break/>New-Item -ItemType file [File name] : Create new file in powerShell</text:p>
      <text:p text:style-name="P24">Ex0: New-Item -ItemType file <text:span text:style-name="T10">swing.py</text:span></text:p>
      <text:p text:style-name="P24">Ex1: echo $null &gt;&gt; exp.py</text:p>
      <text:p text:style-name="P24"/>
      <text:p text:style-name="P25">6. rm -r -fo : permanently remove a folder and its content (you can’t retrieve it)</text:p>
      <text:p text:style-name="P24"/>
      <text:p text:style-name="P43">Python 2 vs Python 3</text:p>
      <text:p text:style-name="P26">In Python 2.x print looks like this: print “hello”</text:p>
      <text:p text:style-name="P26">In Python 3.x print looks like this: print <text:span text:style-name="T10">(</text:span>“hello”<text:span text:style-name="T10">)</text:span></text:p>
      <text:p text:style-name="P26">Note: it’s now a function, not a statement.</text:p>
      <text:p text:style-name="P27">Python Interpreter</text:p>
      <text:p text:style-name="P26">REPL: Read Evaluate Print Loop </text:p>
      <text:p text:style-name="P23"/>
      <text:p text:style-name="P44">Number and Math:</text:p>
      <text:p text:style-name="P45">By default, division in Python returns a float value</text:p>
      <text:p text:style-name="P44"><text:span text:style-name="T21">1. </text:span>** : <text:span text:style-name="T16">Exponentiation</text:span></text:p>
      <text:p text:style-name="P37">Ex: 2 ** 3 = 8</text:p>
      <text:p text:style-name="P44"/>
      <text:p text:style-name="P44"><text:span text:style-name="T21">2. </text:span>% : <text:span text:style-name="T16">Modulo </text:span><text:span text:style-name="T17">(lay so du)</text:span></text:p>
      <text:p text:style-name="P37">Ex: 3 % 2 = 1 </text:p>
      <text:p text:style-name="P37"><text:s text:c="7"/>6 % 4 = 2</text:p>
      <text:p text:style-name="P44"/>
      <text:p text:style-name="P44"><text:span text:style-name="T21">3. </text:span>//<text:span text:style-name="T16"> </text:span>: <text:span text:style-name="T16">Integer Division </text:span><text:span text:style-name="T17">(integer division is </text:span><text:span text:style-name="T21">floored </text:span><text:span text:style-name="T17">in Python, meaning it chops off the decimal point and returns the integer remaining)</text:span></text:p>
      <text:p text:style-name="P37">Ex: 6 // 7 = 0 (lay so nguyen)</text:p>
      <text:p text:style-name="P37"/>
      <text:p text:style-name="P46">Variable Assignment:</text:p>
      <text:p text:style-name="P46">Variables can be:</text:p>
      <text:p text:style-name="P28">- Assign to other variables</text:p>
      <text:p text:style-name="P28">- Reassigned at any time</text:p>
      <text:p text:style-name="P28">- Assigned at the same time as other variables</text:p>
      <text:p text:style-name="P28">all, at, once = 5, 10, 15</text:p>
      <text:p text:style-name="P28"/>
      <text:p text:style-name="P46">Comment: <text:span text:style-name="T16">Using the </text:span># <text:span text:style-name="T16">sign </text:span></text:p>
      <text:p text:style-name="P28"/>
      <text:p text:style-name="P47">Naming Restrictions:</text:p>
      <text:p text:style-name="P47">1. Variables must start with a letter or underscore</text:p>
      <text:p text:style-name="P47">2. The rest of the name must consist of letters, numbers, or underscore</text:p>
      <text:p text:style-name="P47">3. Names are case sensitive</text:p>
      <text:p text:style-name="P47"/>
      <text:p text:style-name="P48"><text:soft-page-break/>Naming Convention:</text:p>
      <text:p text:style-name="P29">1. Most variables should be <text:span text:style-name="T10">snake_case </text:span>(underscores between words)</text:p>
      <text:p text:style-name="P29">snakeCase is fine but the convention is <text:span text:style-name="T10">snake_case</text:span></text:p>
      <text:p text:style-name="P29"/>
      <text:p text:style-name="P29">2. Most variables should be <text:span text:style-name="T10">lowercase, </text:span>with some exceptions:</text:p>
      <text:p text:style-name="P48">CAPITAL_SNAKE_CASE <text:span text:style-name="T16">usually refers to constants (</text:span><text:span text:style-name="T18">e.g PI = 3.14)</text:span></text:p>
      <text:p text:style-name="P38"/>
      <text:p text:style-name="P57"><text:span text:style-name="T22">UpperCamelCase </text:span><text:span text:style-name="T23">usually refers to a class (more on that later).</text:span></text:p>
      <text:p text:style-name="P58"/>
      <text:p text:style-name="P57"><text:span text:style-name="T23">3. Variables that start and end with 2 underscores (called “dunder” for </text:span><text:span text:style-name="T22">d</text:span><text:span text:style-name="T23">ouble </text:span><text:span text:style-name="T22">under</text:span><text:span text:style-name="T23">score) are supposed to be </text:span><text:span text:style-name="T22">private</text:span><text:span text:style-name="T23"> or </text:span><text:span text:style-name="T22">left alone</text:span><text:span text:style-name="T23"><text:line-break/>Ex: __no_touchy__</text:span></text:p>
      <text:p text:style-name="P58"/>
      <text:p text:style-name="P60">Data Type Overview:</text:p>
      <text:p text:style-name="P61">Python basic data types:</text:p>
      <text:p text:style-name="P61">1. bool : True or False values</text:p>
      <text:p text:style-name="P61">2. int: an integer (1, 2, 3)</text:p>
      <text:p text:style-name="P61">3. str: (String) a sequence of Unicode characters, e.g “Aaron”</text:p>
      <text:p text:style-name="P61">4. list: (like array in C++) an ordered sequence of values of other data types, e.g. [1,2,3] or [“a”, “b”, “c”]</text:p>
      <text:p text:style-name="P61">5. dict: a collection of key: values, e.g. {“first_name”: “Aaron”, “last_name”: “Phan”}</text:p>
      <text:p text:style-name="P61"/>
      <text:p text:style-name="P62">Dynamic Typing:</text:p>
      <text:p text:style-name="P59">Python is highly flexible about reassigning variables to different types:</text:p>
      <text:p text:style-name="P59">Ex: </text:p>
      <text:p text:style-name="P59">Food = True</text:p>
      <text:p text:style-name="P59">print(Food) # True</text:p>
      <text:p text:style-name="P59"/>
      <text:p text:style-name="P59">Food = 10</text:p>
      <text:p text:style-name="P59">print(Food) # 10</text:p>
      <text:p text:style-name="P59"/>
      <text:p text:style-name="P49"><text:span text:style-name="T22">Note:</text:span><text:span text:style-name="T23"> Compare to C++, C++ is statically-typed, and variables are stuck with their originally-assigned type. If you want to assign a new data type, you have create a new variable in order to do so. <text:line-break/></text:span></text:p>
      <text:p text:style-name="P50"><text:span text:style-name="T22">None (</text:span><text:span text:style-name="T23">another version of Null in other language) represents nothingness.</text:span></text:p>
      <text:p text:style-name="P20"/>
      <text:p text:style-name="P51">Declaring Strings</text:p>
      <text:p text:style-name="P30">String literals in Python can be declared with <text:span text:style-name="T10">either single or double quotes.</text:span></text:p>
      <text:p text:style-name="P30"><text:soft-page-break/>my_other_str = ‘a hat’</text:p>
      <text:p text:style-name="P30">my_str = “a cat”</text:p>
      <text:p text:style-name="P30"/>
      <text:p text:style-name="P30">Note: <text:span text:style-name="T24">Either one is perfectly fine; but make sure to stick to the same convention throughout the same file. </text:span></text:p>
      <text:p text:style-name="P31">You can do quote in quote:</text:p>
      <text:p text:style-name="P31">Ex: msg = “he said ‘hello!’ ”</text:p>
      <text:p text:style-name="P32">OR: msg = “he said \”hello! \” “</text:p>
      <text:p text:style-name="P31"/>
      <text:p text:style-name="P52">String Escaped Characters:</text:p>
      <text:p text:style-name="P52">\n : <text:span text:style-name="T16">New line</text:span></text:p>
      <text:p text:style-name="P32"/>
      <text:p text:style-name="P53">String <text:s/>Concatenation: Adding 2 String together</text:p>
      <text:p text:style-name="P33">Concatenation is combining multiple strings together. <text:span text:style-name="T25">In Python, this can be done using the </text:span><text:span text:style-name="T13">“+”</text:span><text:span text:style-name="T25"> operator.</text:span></text:p>
      <text:p text:style-name="P34">Ex: str_one = “Your”</text:p>
      <text:p text:style-name="P34"><text:s text:c="7"/>str_two = “Face”</text:p>
      <text:p text:style-name="P34"><text:s text:c="7"/>str_three = str_one + “ “ + str_two <text:s/># Your face</text:p>
      <text:p text:style-name="P35"/>
      <text:p text:style-name="P35">You can use <text:span text:style-name="T10"><text:s/>“+=” </text:span>operator</text:p>
      <text:p text:style-name="P35">a = “ice” </text:p>
      <text:p text:style-name="P35">a += “cream” # <text:span text:style-name="T10">a = a + “ cream”</text:span></text:p>
      <text:p text:style-name="P35"><text:span text:style-name="T10">Result: </text:span>a = “ice cream”</text:p>
      <text:p text:style-name="P35"/>
      <text:p text:style-name="P54">Formatting String</text:p>
      <text:p text:style-name="P36">There are several ways to format strings in Python to <text:span text:style-name="T10">interpolate </text:span>variables.</text:p>
      <text:p text:style-name="P36"/>
      <text:p text:style-name="P36">The new way (new in Python 3.6+) is using <text:span text:style-name="T10">F-Strings</text:span></text:p>
      <text:p text:style-name="P36">Ex: </text:p>
      <text:p text:style-name="P36">x = 10</text:p>
      <text:p text:style-name="P36">Formated = <text:span text:style-name="T10">f ” </text:span>I’ve told you {x} times already !”</text:p>
      <text:p text:style-name="P36"/>
      <text:p text:style-name="P39">The old way (Python 2 → 3.5) =&gt; .format method</text:p>
      <text:p text:style-name="P39">x = 10</text:p>
      <text:p text:style-name="P39">formated = “I’ve told you {} times already!” <text:span text:style-name="T10">.format(x)</text:span></text:p>
      <text:p text:style-name="P36"/>
      <text:p text:style-name="P55">String and Indexes</text:p>
      <text:p text:style-name="P40">Ex: “lol”[x] (Each letter of lol can be represent by a number 0 1 2)</text:p>
      <text:p text:style-name="P40">if x = 0 then result: l </text:p>
      <text:p text:style-name="P40">x can be a negative number.</text:p>
      <text:p text:style-name="P55"><text:soft-page-break/>Converting Data Types</text:p>
      <text:p text:style-name="P40">In string interpolation, data types are implicitly converted into string form.</text:p>
      <text:p text:style-name="P40">We can also explicitly convert variables by using the name of the built-in type as a function. </text:p>
      <text:p text:style-name="P40">Ex 1: decimal = 12.23</text:p>
      <text:p text:style-name="P40">integer = int(decimal) <text:tab/># 12 </text:p>
      <text:p text:style-name="P40"/>
      <text:p text:style-name="P40">Ex 2: my_list = [1, 2, 3]</text:p>
      <text:p text:style-name="P40">my_list_as_string = str(my_list) <text:s/># “[1, 2, 3]”</text:p>
      <text:p text:style-name="P41"/>
      <text:p text:style-name="P41">Ex 3: str(8) </text:p>
      <text:p text:style-name="P41">Result: “8”</text:p>
      <text:p text:style-name="P56"/>
      <text:p text:style-name="P56">IMPORTANT NOTE: DO NOT MAKE VARIABLES WITH THE NAME AS INT, STR, FLOAT… OR ANYTHING THAT IS A THING IN PYTHON.</text:p>
      <text:p text:style-name="P41"/>
      <text:p text:style-name="P63">BOOLEAN and CONDITIONAL LOGIC</text:p>
      <text:p text:style-name="P63">1. Getting User Input:</text:p>
      <text:p text:style-name="P66">There is a built-in function in Python called “<text:span text:style-name="T10">input” </text:span>that will prompt the user and store the result to a variable.</text:p>
      <text:p text:style-name="P66"/>
      <text:p text:style-name="P64">Conditional Statements</text:p>
      <text:p text:style-name="P65">1. If Statements</text:p>
      <text:p text:style-name="P65">if <text:span text:style-name="T16">something is True:</text:span></text:p>
      <text:p text:style-name="P65"><text:span text:style-name="T16">do something</text:span></text:p>
      <text:p text:style-name="P65">elif <text:span text:style-name="T16">some other condition is True:</text:span></text:p>
      <text:p text:style-name="P65"><text:span text:style-name="T16">do something</text:span></text:p>
      <text:p text:style-name="P65">else:</text:p>
      <text:p text:style-name="P67">do something</text:p>
      <text:p text:style-name="P67"/>
      <text:h text:style-name="P69" text:outline-level="1">Difference between == and is operator in Python</text:h>
      <text:p text:style-name="Text_20_body"><text:span text:style-name="T32">The </text:span><text:span text:style-name="Strong_20_Emphasis"><text:span text:style-name="T32">==</text:span></text:span><text:span text:style-name="T32"> operator compares the values of both the operands and checks for value equality. Whereas </text:span><text:span text:style-name="Strong_20_Emphasis"><text:span text:style-name="T32">is</text:span></text:span><text:span text:style-name="T32"> operator checks whether both the operands refer to the same object or not.</text:span></text:p>
      <text:p text:style-name="P6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6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8T23:50:00.964292779</meta:creation-date>
    <dc:date>2019-01-20T01:03:53.850401596</dc:date>
    <meta:editing-duration>P1DT2H52M46S</meta:editing-duration>
    <meta:editing-cycles>17</meta:editing-cycles>
    <meta:generator>LibreOffice/5.1.6.2$Linux_X86_64 LibreOffice_project/10m0$Build-2</meta:generator>
    <meta:document-statistic meta:table-count="0" meta:image-count="0" meta:object-count="0" meta:page-count="6" meta:paragraph-count="163" meta:word-count="1328" meta:character-count="7321" meta:non-whitespace-character-count="6091"/>
  </office:meta>
</office:document-meta>
</file>